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15.565cm" svg:y="0.843cm">
            <draw:object draw:notify-on-update-of-ranges="Sheet2.A2:Sheet2.A19 Sheet2.B2:Sheet2.B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0-18T10:45:55.029868363</meta:creation-date>
    <meta:generator>LibreOffice/4.2.6.3$Linux_X86_64 LibreOffice_project/420$Build-3</meta:generator>
    <dc:date>2014-10-18T10:59:22.038707121</dc:date>
    <dc:creator>Samuel Balula</dc:creator>
    <meta:editing-duration>P0D</meta:editing-duration>
    <meta:editing-cycles>1</meta:editing-cycles>
    <meta:document-statistic meta:table-count="2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2.A2:Sheet2.B19" svg:x="0.77cm" svg:y="0.855cm" svg:width="11.738cm" svg:height="7.545cm">
          <chartooo:coordinate-region svg:x="1.206cm" svg:y="1.054cm" svg:width="10.97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9" chart:class="chart:scatter">
            <chart:domain table:cell-range-address="Sheet2.A2:Sheet2.A19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Sheet2.A2:Sheet2.A19</svg:desc>
                </draw:g>
              </table:table-cell>
              <table:table-cell office:value-type="float" office:value="0.3028">
                <text:p>0.3028</text:p>
                <draw:g>
                  <svg:desc>Sheet2.B2:Sheet2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